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20a" officeooo:paragraph-rsid="0008a20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4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T1" style:family="text">
      <style:text-properties officeooo:rsid="000ce8c0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c1c04"/>
    </style:style>
    <style:style style:name="T4" style:family="text">
      <style:text-properties style:font-name="Carlito" officeooo:rsid="000f22c2"/>
    </style:style>
    <style:style style:name="T5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4"/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2"/>
          </table:table-cell>
        </table:table-row>
        <table:table-row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5">Sede Legale: Città</text:p>
          </table:table-cell>
          <table:table-cell table:style-name="Tabella1.B3" office:value-type="string">
            <text:p text:style-name="P5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6">Sig.</text:p>
          </table:table-cell>
          <table:table-cell table:style-name="Tabella1.C1" office:value-type="string">
            <text:p text:style-name="P1"/>
          </table:table-cell>
        </table:table-row>
        <table:table-row table:style-name="Tabella1.1">
          <table:table-cell table:style-name="Tabella1.A6" office:value-type="string">
            <text:p text:style-name="P5">Partita IVA</text:p>
          </table:table-cell>
          <table:table-cell table:style-name="Tabella1.B6" office:value-type="string">
            <text:p text:style-name="P5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6">Mese</text:p>
          </table:table-cell>
          <table:table-cell table:style-name="Tabella1.C1" office:value-type="string">
            <text:p text:style-name="P2"/>
          </table:table-cell>
        </table:table-row>
      </table:table>
      <text:p text:style-name="Standard"/>
      <text:p text:style-name="P13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7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2"/>
            <text:p text:style-name="P8">Itinerario previsto: </text:p>
            <text:p text:style-name="P12"/>
            <text:p text:style-name="P8">Perugia, <text:span text:style-name="T1"><text:placeholder text:placeholder-type="text">&lt;o.date or ''&gt;</text:placeholder></text:span></text:p>
            <text:p text:style-name="P9"/>
          </table:table-cell>
        </table:table-row>
      </table:table>
      <text:p text:style-name="P14"/>
      <text:p text:style-name="P13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10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2"/>
            <text:p text:style-name="P11">Km previsti: <text:s/><text:span text:style-name="T3"><text:s/></text:span><text:span text:style-name="T4">x </text:span><text:span text:style-name="T3"><text:s/></text:span>€/Km <text:span text:style-name="T5">= </text:span></text:p>
            <text:p text:style-name="P12"/>
            <text:p text:style-name="P11">Perugia, <text:placeholder text:placeholder-type="text">&lt;o.date or ''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3T12:21:21.913000000</dc:date>
    <meta:editing-duration>PT19M58S</meta:editing-duration>
    <meta:editing-cycles>6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17" meta:word-count="79" meta:character-count="517" meta:non-whitespace-character-count="450"/>
  </office:meta>
</office:document-meta>
</file>